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2.3535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9311in"/>
    </style:style>
    <style:style style:name="co14" style:family="table-column">
      <style:table-column-properties fo:break-before="auto" style:column-width="1.6209in"/>
    </style:style>
    <style:style style:name="co15" style:family="table-column">
      <style:table-column-properties fo:break-before="auto" style:column-width="1.5917in"/>
    </style:style>
    <style:style style:name="co16" style:family="table-column">
      <style:table-column-properties fo:break-before="auto" style:column-width="3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1.3535in"/>
    </style:style>
    <style:style style:name="co21" style:family="table-column">
      <style:table-column-properties fo:break-before="auto" style:column-width="1.0953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3626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571in"/>
    </style:style>
    <style:style style:name="co26" style:family="table-column">
      <style:table-column-properties fo:break-before="auto" style:column-width="1.3965in"/>
    </style:style>
    <style:style style:name="co27" style:family="table-column">
      <style:table-column-properties fo:break-before="auto" style:column-width="1.3709in"/>
    </style:style>
    <style:style style:name="co28" style:family="table-column">
      <style:table-column-properties fo:break-before="auto" style:column-width="1.1146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016in"/>
    </style:style>
    <style:style style:name="co34" style:family="table-column">
      <style:table-column-properties fo:break-before="auto" style:column-width="3.0591in"/>
    </style:style>
    <style:style style:name="co35" style:family="table-column">
      <style:table-column-properties fo:break-before="auto" style:column-width="0.7311in"/>
    </style:style>
    <style:style style:name="co36" style:family="table-column">
      <style:table-column-properties fo:break-before="auto" style:column-width="1.0366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7417in"/>
    </style:style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0.8453in"/>
    </style:style>
    <style:style style:name="co44" style:family="table-column">
      <style:table-column-properties fo:break-before="auto" style:column-width="0.9228in"/>
    </style:style>
    <style:style style:name="co45" style:family="table-column">
      <style:table-column-properties fo:break-before="auto" style:column-width="1.4138in"/>
    </style:style>
    <style:style style:name="co46" style:family="table-column">
      <style:table-column-properties fo:break-before="auto" style:column-width="3.9126in"/>
    </style:style>
    <style:style style:name="co47" style:family="table-column">
      <style:table-column-properties fo:break-before="auto" style:column-width="0.9484in"/>
    </style:style>
    <style:style style:name="co48" style:family="table-column">
      <style:table-column-properties fo:break-before="auto" style:column-width="1.0346in"/>
    </style:style>
    <style:style style:name="co49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1.2744in" fo:break-before="auto" style:use-optimal-row-height="true"/>
    </style:style>
    <style:style style:name="ro3" style:family="table-row">
      <style:table-row-properties style:row-height="0.5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98in" fo:break-before="auto" style:use-optimal-row-height="true"/>
    </style:style>
    <style:style style:name="ro6" style:family="table-row">
      <style:table-row-properties style:row-height="0.7457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Excel_20_Built-in_20_Normal">
      <style:table-cell-properties fo:border-bottom="0.0008in solid #000000" fo:border-left="none" fo:border-right="none" fo:border-top="0.0008in solid #000000"/>
    </style:style>
    <style:style style:name="ce10" style:family="table-cell" style:parent-style-name="Excel_20_Built-in_20_Normal">
      <style:table-cell-properties fo:border="none"/>
    </style:style>
    <style:style style:name="ce11" style:family="table-cell" style:parent-style-name="Excel_20_Built-in_20_Normal">
      <style:table-cell-properties fo:border-bottom="0.0008in solid #000000" fo:border-left="none" fo:border-right="none" fo:border-top="none"/>
    </style:style>
    <style:style style:name="ce12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1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008in solid #000000"/>
      <style:paragraph-properties fo:text-align="center" fo:margin-left="0in"/>
    </style:style>
    <style:style style:name="ce14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15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Excel_20_Built-in_20_Normal">
      <style:table-cell-properties fo:border-bottom="none" fo:border-left="none" fo:border-right="0.0008in solid #000000" fo:border-top="none"/>
    </style:style>
    <style:style style:name="ce17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8" style:family="table-cell" style:parent-style-name="Excel_20_Built-in_20_Normal">
      <style:table-cell-properties fo:border-bottom="none" fo:border-left="none" fo:border-right="none" fo:border-top="0.0102in solid #000000"/>
    </style:style>
    <style:style style:name="ce19" style:family="table-cell" style:parent-style-name="Excel_20_Built-in_20_Normal">
      <style:table-cell-properties fo:border-bottom="0.0102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21" style:family="table-cell" style:parent-style-name="Excel_20_Built-in_20_Normal">
      <style:table-cell-properties fo:border-bottom="none" fo:border-left="none" fo:border-right="none" fo:border-top="0.0008in solid #000000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</style:style>
    <style:style style:name="ce24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Excel_20_Built-in_20_Normal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28" style:family="table-cell" style:parent-style-name="Excel_20_Built-in_20_Normal">
      <style:table-cell-properties fo:border-bottom="none" fo:border-left="0.0102in solid #000000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order-left="none" fo:border-right="0.0008in solid #000000" fo:border-top="none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22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ce22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number-columns-repeated="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6" table:default-cell-style-name="Excel_20_Built-in_20_Normal"/>
        <table:table-column table:style-name="co30" table:default-cell-style-name="Default"/>
        <table:table-row table:style-name="ro1">
          <table:table-cell table:style-name="ce1" office:value-type="string">
            <text:p>Reference Parameters</text:p>
          </table:table-cell>
          <table:table-cell table:style-name="ce9"/>
          <table:table-cell table:style-name="ce15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2" office:value-type="string">
            <text:p>email host</text:p>
          </table:table-cell>
          <table:table-cell table:style-name="ce10" office:value-type="string">
            <text:p>swiftconstructioncompany.net</text:p>
          </table:table-cell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2"/>
          <table:table-cell table:style-name="ce10"/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3"/>
          <table:table-cell table:style-name="ce11"/>
          <table:table-cell table:style-name="ce17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Status ID</text:p>
          </table:table-cell>
          <table:table-cell table:style-name="ce18" office:value-type="string">
            <text:p>PERSONAL</text:p>
          </table:table-cell>
          <table:table-cell table:style-name="ce18"/>
          <table:table-cell table:style-name="ce23"/>
          <table:table-cell table:style-name="ce18"/>
          <table:table-cell table:style-name="ce20" office:value-type="string">
            <text:p>AUTHENTICATION</text:p>
          </table:table-cell>
          <table:table-cell table:style-name="ce21" table:number-columns-repeated="2"/>
          <table:table-cell table:style-name="ce25"/>
          <table:table-cell table:style-name="ce31"/>
          <table:table-cell table:style-name="ce20" office:value-type="string">
            <text:p>EMPLOYER</text:p>
          </table:table-cell>
          <table:table-cell table:style-name="ce21" table:number-columns-repeated="12"/>
          <table:table-cell table:style-name="ce31"/>
          <table:table-cell table:style-name="ce20" office:value-type="string">
            <text:p>RESIDENCE</text:p>
          </table:table-cell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1">
          <table:table-cell table:style-name="ce5"/>
          <table:table-cell table:style-name="ce12" office:value-type="string">
            <office:annotation draw:style-name="gr1" draw:text-style-name="P1" svg:width="1.5146in" svg:height="0.8252in" svg:x="2.0496in" svg:y="1.2205in" draw:caption-point-x="-0.1894in" draw:caption-point-y="0.1161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9" office:value-type="string">
            <text:p>First Name</text:p>
          </table:table-cell>
          <table:table-cell table:style-name="ce19" office:value-type="string">
            <text:p>Last Name</text:p>
          </table:table-cell>
          <table:table-cell table:style-name="ce24" office:value-type="string">
            <text:p>Initials</text:p>
          </table:table-cell>
          <table:table-cell table:style-name="ce19" office:value-type="string">
            <text:p>Date of Birth</text:p>
          </table:table-cell>
          <table:table-cell table:style-name="ce3" office:value-type="string">
            <text:p>Username</text:p>
          </table:table-cell>
          <table:table-cell table:style-name="ce11" office:value-type="string">
            <text:p>Password</text:p>
          </table:table-cell>
          <table:table-cell table:style-name="ce11" office:value-type="string">
            <text:p>Password Hash</text:p>
          </table:table-cell>
          <table:table-cell table:style-name="ce30" office:value-type="string">
            <text:p>Profile ID</text:p>
          </table:table-cell>
          <table:table-cell table:style-name="ce17" office:value-type="string">
            <text:p>ProfileName</text:p>
          </table:table-cell>
          <table:table-cell table:style-name="ce3" office:value-type="string">
            <text:p>Company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Email</text:p>
          </table:table-cell>
          <table:table-cell table:style-name="ce11" office:value-type="string">
            <text:p>Function Level</text:p>
          </table:table-cell>
          <table:table-cell table:style-name="ce11" office:value-type="string">
            <text:p>Department</text:p>
          </table:table-cell>
          <table:table-cell table:style-name="ce11" office:value-type="string">
            <text:p>Role</text:p>
          </table:table-cell>
          <table:table-cell table:style-name="ce11" office:value-type="string">
            <text:p>Supervisor</text:p>
          </table:table-cell>
          <table:table-cell table:style-name="ce11" office:value-type="string">
            <text:p>Work Address1</text:p>
          </table:table-cell>
          <table:table-cell table:style-name="ce11" office:value-type="string">
            <text:p>Work City</text:p>
          </table:table-cell>
          <table:table-cell table:style-name="ce11" office:value-type="string">
            <text:p>Work State</text:p>
          </table:table-cell>
          <table:table-cell table:style-name="ce11" office:value-type="string">
            <text:p>Work PostalCode</text:p>
          </table:table-cell>
          <table:table-cell table:style-name="ce11" office:value-type="string">
            <text:p>Work Country</text:p>
          </table:table-cell>
          <table:table-cell table:style-name="ce11" office:value-type="string">
            <text:p>Work Phone</text:p>
          </table:table-cell>
          <table:table-cell table:style-name="ce17" office:value-type="string">
            <text:p>Work Fax</text:p>
          </table:table-cell>
          <table:table-cell table:style-name="ce3" office:value-type="string">
            <text:p>Home Address1</text:p>
          </table:table-cell>
          <table:table-cell table:style-name="ce11" office:value-type="string">
            <text:p>Home City</text:p>
          </table:table-cell>
          <table:table-cell table:style-name="ce11" office:value-type="string">
            <text:p>Home State</text:p>
          </table:table-cell>
          <table:table-cell table:style-name="ce11" office:value-type="string">
            <text:p>Home PostalCode</text:p>
          </table:table-cell>
          <table:table-cell table:style-name="ce17" office:value-type="string">
            <text:p>Home Country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3" table:formula="of:=[person_status.$A$3]" office:value-type="float" office:value="1">
            <text:p>1</text:p>
          </table:table-cell>
          <table:table-cell table:style-name="ce20" office:value-type="string">
            <text:p>Admin</text:p>
          </table:table-cell>
          <table:table-cell table:style-name="ce21" office:value-type="string">
            <text:p>User</text:p>
          </table:table-cell>
          <table:table-cell table:style-name="ce25" office:value-type="string">
            <text:p>AD</text:p>
          </table:table-cell>
          <table:table-cell table:style-name="ce21"/>
          <table:table-cell table:style-name="ce20" office:value-type="string">
            <text:p>admin</text:p>
          </table:table-cell>
          <table:table-cell table:style-name="ce21" office:value-type="string">
            <text:p>admin</text:p>
          </table:table-cell>
          <table:table-cell table:style-name="ce21"/>
          <table:table-cell table:style-name="ce25" table:formula="of:=VLOOKUP([.K8];[person_profile.$B$2:.$D$10];3;0)" office:value-type="float" office:value="0">
            <text:p>0</text:p>
          </table:table-cell>
          <table:table-cell table:style-name="ce31" office:value-type="string">
            <text:p>Admin</text:p>
          </table:table-cell>
          <table:table-cell table:style-name="ce20"/>
          <table:table-cell table:style-name="ce21"/>
          <table:table-cell table:formula="of:=CONCATENATE([.G8];&quot;@&quot;;[.$B$2])" office:value-type="string" office:string-value="admin@swiftconstructioncompany.net">
            <text:p>admin@swiftconstructioncompany.net</text:p>
          </table:table-cell>
          <table:table-cell table:style-name="ce21" table:number-columns-repeated="10"/>
          <table:table-cell table:style-name="ce31"/>
          <table:table-cell table:style-name="ce20"/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Demo</text:p>
          </table:table-cell>
          <table:table-cell table:style-name="ce10" office:value-type="string">
            <text:p>User</text:p>
          </table:table-cell>
          <table:table-cell table:style-name="ce26" office:value-type="string">
            <text:p>DU</text:p>
          </table:table-cell>
          <table:table-cell table:style-name="ce10"/>
          <table:table-cell table:style-name="ce2" office:value-type="string">
            <text:p>demo</text:p>
          </table:table-cell>
          <table:table-cell table:style-name="ce10" office:value-type="string">
            <text:p>demo</text:p>
          </table:table-cell>
          <table:table-cell table:style-name="ce10"/>
          <table:table-cell table:style-name="ce26" table:formula="of:=VLOOKUP([.K9];[person_profile.$B$2:.$D$10];3;0)" office:value-type="float" office:value="1">
            <text:p>1</text:p>
          </table:table-cell>
          <table:table-cell table:style-name="ce16" office:value-type="string">
            <text:p>Demo</text:p>
          </table:table-cell>
          <table:table-cell table:style-name="ce2"/>
          <table:table-cell table:style-name="ce10"/>
          <table:table-cell table:formula="of:=CONCATENATE([.G9];&quot;@&quot;;[.$B$2])" office:value-type="string" office:string-value="demo@swiftconstructioncompany.net">
            <text:p>demo@swiftconstructioncompany.net</text:p>
          </table:table-cell>
          <table:table-cell table:style-name="ce10" table:number-columns-repeated="10"/>
          <table:table-cell table:style-name="ce16"/>
          <table:table-cell table:style-name="ce2"/>
          <table:table-cell table:style-name="ce10" table:number-columns-repeated="3"/>
          <table:table-cell table:style-name="ce16"/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10]);LEFT([.D10]))" office:value-type="string" office:string-value="BJ">
            <text:p>BJ</text:p>
          </table:table-cell>
          <table:table-cell table:style-name="ce27" office:value-type="date" office:date-value="1959-01-01">
            <text:p>1959-01-01</text:p>
          </table:table-cell>
          <table:table-cell table:style-name="ce2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0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10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11]);LEFT([.D11]))" office:value-type="string" office:string-value="BS">
            <text:p>BS</text:p>
          </table:table-cell>
          <table:table-cell table:style-name="ce27" office:value-type="date" office:date-value="1939-02-01">
            <text:p>1939-02-01</text:p>
          </table:table-cell>
          <table:table-cell table:style-name="ce2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11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2]);LEFT([.D12]))" office:value-type="string" office:string-value="BA">
            <text:p>BA</text:p>
          </table:table-cell>
          <table:table-cell table:style-name="ce27" office:value-type="date" office:date-value="1959-03-01">
            <text:p>1959-03-01</text:p>
          </table:table-cell>
          <table:table-cell table:style-name="ce2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2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2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3]);LEFT([.D13]))" office:value-type="string" office:string-value="FM">
            <text:p>FM</text:p>
          </table:table-cell>
          <table:table-cell table:style-name="ce27" office:value-type="date" office:date-value="1959-04-01">
            <text:p>1959-04-01</text:p>
          </table:table-cell>
          <table:table-cell table:style-name="ce2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3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3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4]);LEFT([.D14]))" office:value-type="string" office:string-value="GJ">
            <text:p>GJ</text:p>
          </table:table-cell>
          <table:table-cell table:style-name="ce27" office:value-type="date" office:date-value="1959-05-01">
            <text:p>1959-05-01</text:p>
          </table:table-cell>
          <table:table-cell table:style-name="ce2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4];[person_profile.$B$2:.$D$10];3;0)" office:value-type="float" office:value="4">
            <text:p>4</text:p>
          </table:table-cell>
          <table:table-cell table:style-name="ce16" office:value-type="string">
            <text:p>MfgBuild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4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5]);LEFT([.D15]))" office:value-type="string" office:string-value="HB">
            <text:p>HB</text:p>
          </table:table-cell>
          <table:table-cell table:style-name="ce27" office:value-type="date" office:date-value="1959-06-01">
            <text:p>1959-06-01</text:p>
          </table:table-cell>
          <table:table-cell table:style-name="ce2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5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5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6]);LEFT([.D16]))" office:value-type="string" office:string-value="HR">
            <text:p>HR</text:p>
          </table:table-cell>
          <table:table-cell table:style-name="ce27" office:value-type="date" office:date-value="1959-07-01">
            <text:p>1959-07-01</text:p>
          </table:table-cell>
          <table:table-cell table:style-name="ce2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6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6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7]);LEFT([.D17]))" office:value-type="string" office:string-value="JW">
            <text:p>JW</text:p>
          </table:table-cell>
          <table:table-cell table:style-name="ce27" office:value-type="date" office:date-value="1959-08-01">
            <text:p>1959-08-01</text:p>
          </table:table-cell>
          <table:table-cell table:style-name="ce2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7];[person_profile.$B$2:.$D$10];3;0)" office:value-type="float" office:value="7">
            <text:p>7</text:p>
          </table:table-cell>
          <table:table-cell table:style-name="ce16" office:value-type="string">
            <text:p>Sales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7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8]);LEFT([.D18]))" office:value-type="string" office:string-value="JP">
            <text:p>JP</text:p>
          </table:table-cell>
          <table:table-cell table:style-name="ce27" office:value-type="date" office:date-value="1959-09-01">
            <text:p>1959-09-01</text:p>
          </table:table-cell>
          <table:table-cell table:style-name="ce2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8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8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9]);LEFT([.D19]))" office:value-type="string" office:string-value="JH">
            <text:p>JH</text:p>
          </table:table-cell>
          <table:table-cell table:style-name="ce27" office:value-type="date" office:date-value="1959-10-01">
            <text:p>1959-10-01</text:p>
          </table:table-cell>
          <table:table-cell table:style-name="ce2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9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9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20]);LEFT([.D20]))" office:value-type="string" office:string-value="JM">
            <text:p>JM</text:p>
          </table:table-cell>
          <table:table-cell table:style-name="ce27" office:value-type="date" office:date-value="1959-11-01">
            <text:p>1959-11-01</text:p>
          </table:table-cell>
          <table:table-cell table:style-name="ce2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0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20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21]);LEFT([.D21]))" office:value-type="string" office:string-value="JS">
            <text:p>JS</text:p>
          </table:table-cell>
          <table:table-cell table:style-name="ce27" office:value-type="date" office:date-value="1959-12-01">
            <text:p>1959-12-01</text:p>
          </table:table-cell>
          <table:table-cell table:style-name="ce28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21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27" office:value-type="date" office:date-value="1935-01-01">
            <text:p>1935-01-01</text:p>
          </table:table-cell>
          <table:table-cell table:style-name="ce28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2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2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3]);LEFT([.D23]))" office:value-type="string" office:string-value="MN">
            <text:p>MN</text:p>
          </table:table-cell>
          <table:table-cell table:style-name="ce27" office:value-type="date" office:date-value="1965-03-14">
            <text:p>1965-03-14</text:p>
          </table:table-cell>
          <table:table-cell table:style-name="ce28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3];[person_profile.$B$2:.$D$10];3;0)" office:value-type="float" office:value="0">
            <text:p>0</text:p>
          </table:table-cell>
          <table:table-cell table:style-name="ce16" office:value-type="string">
            <text:p>Admin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3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4]);LEFT([.D24]))" office:value-type="string" office:string-value="MB">
            <text:p>MB</text:p>
          </table:table-cell>
          <table:table-cell table:style-name="ce27" office:value-type="date" office:date-value="1960-03-01">
            <text:p>1960-03-01</text:p>
          </table:table-cell>
          <table:table-cell table:style-name="ce28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4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4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5]);LEFT([.D25]))" office:value-type="string" office:string-value="MD">
            <text:p>MD</text:p>
          </table:table-cell>
          <table:table-cell table:style-name="ce27" office:value-type="date" office:date-value="1960-04-01">
            <text:p>1960-04-01</text:p>
          </table:table-cell>
          <table:table-cell table:style-name="ce28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5];[person_profile.$B$2:.$D$10];3;0)" office:value-type="float" office:value="6">
            <text:p>6</text:p>
          </table:table-cell>
          <table:table-cell table:style-name="ce16" office:value-type="string">
            <text:p>RelCtrl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5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6]);LEFT([.D26]))" office:value-type="string" office:string-value="NN">
            <text:p>NN</text:p>
          </table:table-cell>
          <table:table-cell table:style-name="ce27" office:value-type="date" office:date-value="1960-05-01">
            <text:p>1960-05-01</text:p>
          </table:table-cell>
          <table:table-cell table:style-name="ce28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6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6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7]);LEFT([.D27]))" office:value-type="string" office:string-value="RS">
            <text:p>RS</text:p>
          </table:table-cell>
          <table:table-cell table:style-name="ce27" office:value-type="date" office:date-value="1937-06-01">
            <text:p>1937-06-01</text:p>
          </table:table-cell>
          <table:table-cell table:style-name="ce28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7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7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8]);LEFT([.D28]))" office:value-type="string" office:string-value="SM">
            <text:p>SM</text:p>
          </table:table-cell>
          <table:table-cell table:style-name="ce27" office:value-type="date" office:date-value="1960-07-01">
            <text:p>1960-07-01</text:p>
          </table:table-cell>
          <table:table-cell table:style-name="ce28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8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8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9]);LEFT([.D29]))" office:value-type="string" office:string-value="TS">
            <text:p>TS</text:p>
          </table:table-cell>
          <table:table-cell table:style-name="ce27" office:value-type="date" office:date-value="1959-11-25">
            <text:p>1959-11-25</text:p>
          </table:table-cell>
          <table:table-cell table:style-name="ce28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9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9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30]);LEFT([.D30]))" office:value-type="string" office:string-value="WD">
            <text:p>WD</text:p>
          </table:table-cell>
          <table:table-cell table:style-name="ce27" office:value-type="date" office:date-value="1960-09-01">
            <text:p>1960-09-01</text:p>
          </table:table-cell>
          <table:table-cell table:style-name="ce28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30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30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illiam</text:p>
          </table:table-cell>
          <table:table-cell table:style-name="ce10" office:value-type="string">
            <text:p>Crawford</text:p>
          </table:table-cell>
          <table:table-cell table:style-name="ce26" table:formula="of:=CONCATENATE(LEFT([.C31]);LEFT([.D31]))" office:value-type="string" office:string-value="WC">
            <text:p>WC</text:p>
          </table:table-cell>
          <table:table-cell table:style-name="ce27" office:value-type="date" office:date-value="1960-10-01">
            <text:p>1960-10-01</text:p>
          </table:table-cell>
          <table:table-cell table:style-name="ce28" office:value-type="string">
            <text:p>wcrawford</text:p>
          </table:table-cell>
          <table:table-cell table:style-name="ce10" office:value-type="string">
            <text:p>appleton</text:p>
          </table:table-cell>
          <table:table-cell table:style-name="ce10" office:value-type="string">
            <text:p>{SSHA}cAvUmw90CDKPDmPlym92Ym/GGDEdgvWU</text:p>
          </table:table-cell>
          <table:table-cell table:style-name="ce26" table:formula="of:=VLOOKUP([.K3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table:style-name="ce10" office:value-type="string">
            <text:p>Director, Legal</text:p>
          </table:table-cell>
          <table:table-cell table:style-name="ce10" table:formula="of:=CONCATENATE([.G31];&quot;@&quot;;[.$B$2])" office:value-type="string" office:string-value="wcrawford@swiftconstructioncompany.net">
            <text:p>wcrawford@swiftconstructioncompany.net</text:p>
          </table:table-cell>
          <table:table-cell table:style-name="ce10" office:value-type="string">
            <text:p>Management 11</text:p>
          </table:table-cell>
          <table:table-cell table:style-name="ce10" office:value-type="string">
            <text:p>Legal</text:p>
          </table:table-cell>
          <table:table-cell table:style-name="ce10" office:value-type="string">
            <text:p>Manager</text:p>
          </table:table-cell>
          <table:table-cell table:style-name="ce10" office:value-type="string">
            <text:p>Barton Swift</text:p>
          </table:table-cell>
          <table:table-cell table:style-name="ce10" office:value-type="string">
            <text:p>1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0" office:value-type="string">
            <text:p>USA</text:p>
          </table:table-cell>
          <table:table-cell table:style-name="ce10"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2 - 2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 table:number-rows-repeated="3">
          <table:table-cell table:number-columns-repeated="257"/>
        </table:table-row>
        <table:table-row table:style-name="ro1" table:number-rows-repeated="10">
          <table:table-cell table:number-columns-repeated="10"/>
          <table:table-cell table:style-name="Default"/>
          <table:table-cell table:number-columns-repeated="246"/>
        </table:table-row>
        <table:table-row table:style-name="ro1" table:number-rows-repeated="1048531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person-system" table:style-name="ta2"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G8]" office:value-type="string" office:string-value="admin">
            <text:p>admin</text:p>
          </table:table-cell>
          <table:table-cell table:number-columns-repeated="5"/>
          <table:table-cell table:formula="of:=CONCATENATE([$master.C8];&quot; &quot;;[$master.D8];&quot;, &quot;;[$master.M8])" office:value-type="string" office:string-value="Admin User, ">
            <text:p>Admin User, 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dmin">
            <text:p>admi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admin::::::Admin User, ::tcsh:admin">
            <text:p>admin::::::Admin User, ::tcsh:admin</text:p>
          </table:table-cell>
        </table:table-row>
        <table:table-row table:style-name="ro1">
          <table:table-cell table:formula="of:=[$master.G9]" office:value-type="string" office:string-value="demo">
            <text:p>demo</text:p>
          </table:table-cell>
          <table:table-cell table:number-columns-repeated="5"/>
          <table:table-cell table:formula="of:=CONCATENATE([$master.C9];&quot; &quot;;[$master.D9];&quot;, &quot;;[$master.M9])" office:value-type="string" office:string-value="Demo User, ">
            <text:p>Demo User, 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demo">
            <text:p>demo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demo::::::Demo User, ::tcsh:demo">
            <text:p>demo::::::Demo User, ::tcsh:demo</text:p>
          </table:table-cell>
        </table:table-row>
        <table:table-row table:style-name="ro1">
          <table:table-cell table:formula="of:=[$master.G10]" office:value-type="string" office:string-value="bjenks">
            <text:p>bjenks</text:p>
          </table:table-cell>
          <table:table-cell table:number-columns-repeated="5"/>
          <table:table-cell table:formula="of:=CONCATENATE([$master.C10];&quot; &quot;;[$master.D10];&quot;, &quot;;[$master.M10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G11]" office:value-type="string" office:string-value="bswift">
            <text:p>bswift</text:p>
          </table:table-cell>
          <table:table-cell table:number-columns-repeated="5"/>
          <table:table-cell table:formula="of:=CONCATENATE([$master.C11];&quot; &quot;;[$master.D11];&quot;, &quot;;[$master.M11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G12]" office:value-type="string" office:string-value="barmstrong">
            <text:p>barmstrong</text:p>
          </table:table-cell>
          <table:table-cell table:number-columns-repeated="5"/>
          <table:table-cell table:formula="of:=CONCATENATE([$master.C12];&quot; &quot;;[$master.D12];&quot;, &quot;;[$master.M12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G13]" office:value-type="string" office:string-value="fmason">
            <text:p>fmason</text:p>
          </table:table-cell>
          <table:table-cell table:number-columns-repeated="5"/>
          <table:table-cell table:formula="of:=CONCATENATE([$master.C13];&quot; &quot;;[$master.D13];&quot;, &quot;;[$master.M13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G14]" office:value-type="string" office:string-value="gjackson">
            <text:p>gjackson</text:p>
          </table:table-cell>
          <table:table-cell table:number-columns-repeated="5"/>
          <table:table-cell table:formula="of:=CONCATENATE([$master.C14];&quot; &quot;;[$master.D14];&quot;, &quot;;[$master.M14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G15]" office:value-type="string" office:string-value="hbaldwin">
            <text:p>hbaldwin</text:p>
          </table:table-cell>
          <table:table-cell table:number-columns-repeated="5"/>
          <table:table-cell table:formula="of:=CONCATENATE([$master.C15];&quot; &quot;;[$master.D15];&quot;, &quot;;[$master.M15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G16]" office:value-type="string" office:string-value="hrandall">
            <text:p>hrandall</text:p>
          </table:table-cell>
          <table:table-cell table:number-columns-repeated="5"/>
          <table:table-cell table:formula="of:=CONCATENATE([$master.C16];&quot; &quot;;[$master.D16];&quot;, &quot;;[$master.M16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G17]" office:value-type="string" office:string-value="jwood">
            <text:p>jwood</text:p>
          </table:table-cell>
          <table:table-cell table:number-columns-repeated="5"/>
          <table:table-cell table:formula="of:=CONCATENATE([$master.C17];&quot; &quot;;[$master.D17];&quot;, &quot;;[$master.M17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G18]" office:value-type="string" office:string-value="jperiod">
            <text:p>jperiod</text:p>
          </table:table-cell>
          <table:table-cell table:number-columns-repeated="5"/>
          <table:table-cell table:formula="of:=CONCATENATE([$master.C18];&quot; &quot;;[$master.D18];&quot;, &quot;;[$master.M18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G19]" office:value-type="string" office:string-value="jhaddon">
            <text:p>jhaddon</text:p>
          </table:table-cell>
          <table:table-cell table:number-columns-repeated="5"/>
          <table:table-cell table:formula="of:=CONCATENATE([$master.C19];&quot; &quot;;[$master.D19];&quot;, &quot;;[$master.M19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G20]" office:value-type="string" office:string-value="jmorse">
            <text:p>jmorse</text:p>
          </table:table-cell>
          <table:table-cell table:number-columns-repeated="5"/>
          <table:table-cell table:formula="of:=CONCATENATE([$master.C20];&quot; &quot;;[$master.D20];&quot;, &quot;;[$master.M20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G21]" office:value-type="string" office:string-value="jsharp">
            <text:p>jsharp</text:p>
          </table:table-cell>
          <table:table-cell table:number-columns-repeated="5"/>
          <table:table-cell table:formula="of:=CONCATENATE([$master.C21];&quot; &quot;;[$master.D21];&quot;, &quot;;[$master.M21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G22]" office:value-type="string" office:string-value="mbaggert">
            <text:p>mbaggert</text:p>
          </table:table-cell>
          <table:table-cell table:number-columns-repeated="5"/>
          <table:table-cell table:formula="of:=CONCATENATE([$master.C22];&quot; &quot;;[$master.D22];&quot;, &quot;;[$master.M22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G23]" office:value-type="string" office:string-value="mnestor">
            <text:p>mnestor</text:p>
          </table:table-cell>
          <table:table-cell table:number-columns-repeated="5"/>
          <table:table-cell table:formula="of:=CONCATENATE([$master.C23];&quot; &quot;;[$master.D23];&quot;, &quot;;[$master.M23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G24]" office:value-type="string" office:string-value="mblair">
            <text:p>mblair</text:p>
          </table:table-cell>
          <table:table-cell table:number-columns-repeated="5"/>
          <table:table-cell table:formula="of:=CONCATENATE([$master.C24];&quot; &quot;;[$master.D24];&quot;, &quot;;[$master.M24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G25]" office:value-type="string" office:string-value="mdelazes">
            <text:p>mdelazes</text:p>
          </table:table-cell>
          <table:table-cell table:number-columns-repeated="5"/>
          <table:table-cell table:formula="of:=CONCATENATE([$master.C25];&quot; &quot;;[$master.D25];&quot;, &quot;;[$master.M25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G26]" office:value-type="string" office:string-value="nnewton">
            <text:p>nnewton</text:p>
          </table:table-cell>
          <table:table-cell table:number-columns-repeated="5"/>
          <table:table-cell table:formula="of:=CONCATENATE([$master.C26];&quot; &quot;;[$master.D26];&quot;, &quot;;[$master.M26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G27]" office:value-type="string" office:string-value="rsampson">
            <text:p>rsampson</text:p>
          </table:table-cell>
          <table:table-cell table:number-columns-repeated="5"/>
          <table:table-cell table:formula="of:=CONCATENATE([$master.C27];&quot; &quot;;[$master.D27];&quot;, &quot;;[$master.M27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G28]" office:value-type="string" office:string-value="smalloy">
            <text:p>smalloy</text:p>
          </table:table-cell>
          <table:table-cell table:number-columns-repeated="5"/>
          <table:table-cell table:formula="of:=CONCATENATE([$master.C28];&quot; &quot;;[$master.D28];&quot;, &quot;;[$master.M28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G29]" office:value-type="string" office:string-value="tswift">
            <text:p>tswift</text:p>
          </table:table-cell>
          <table:table-cell table:number-columns-repeated="5"/>
          <table:table-cell table:formula="of:=CONCATENATE([$master.C29];&quot; &quot;;[$master.D29];&quot;, &quot;;[$master.M29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G30]" office:value-type="string" office:string-value="wdamon">
            <text:p>wdamon</text:p>
          </table:table-cell>
          <table:table-cell table:number-columns-repeated="5"/>
          <table:table-cell table:formula="of:=CONCATENATE([$master.C30];&quot; &quot;;[$master.D30];&quot;, &quot;;[$master.M30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30]" office:value-type="string" office:string-value="appleton">
            <text:p>appleton</text:p>
          </table:table-cell>
          <table:table-cell table:formula="of:=CONCATENATE([.A24];&quot;:&quot;;[.B24];&quot;:&quot;;[.C24];&quot;:&quot;;[.D24];&quot;:&quot;;[.E24];&quot;:&quot;;[.F24];&quot;:&quot;;[.G24];&quot;:&quot;;[.H24];&quot;:&quot;;[.I24];&quot;:&quot;;[.J24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G31]" office:value-type="string" office:string-value="wcrawford">
            <text:p>wcrawford</text:p>
          </table:table-cell>
          <table:table-cell table:number-columns-repeated="5"/>
          <table:table-cell table:formula="of:=CONCATENATE([$master.C31];&quot; &quot;;[$master.D31];&quot;, &quot;;[$master.M31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31]" office:value-type="string" office:string-value="appleton">
            <text:p>appleton</text:p>
          </table:table-cell>
          <table:table-cell table:formula="of:=CONCATENATE([.A25];&quot;:&quot;;[.B25];&quot;:&quot;;[.C25];&quot;:&quot;;[.D25];&quot;:&quot;;[.E25];&quot;:&quot;;[.F25];&quot;:&quot;;[.G25];&quot;:&quot;;[.H25];&quot;:&quot;;[.I25];&quot;:&quot;;[.J25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erson" table:style-name="ta3" table:print-ranges="person.B1:person.I25">
        <table:table-column table:style-name="co33" table:default-cell-style-name="Default"/>
        <table:table-column table:style-name="co33" table:number-columns-repeated="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37" table:default-cell-style-name="ce22"/>
        <table:table-column table:style-name="co38" table:default-cell-style-name="ce22"/>
        <table:table-column table:style-name="co37" table:number-columns-repeated="230" table:default-cell-style-name="Excel_20_Built-in_20_Normal"/>
        <table:table-row table:style-name="ro1">
          <table:table-cell table:style-name="ce29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22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230"/>
        </table:table-row>
        <table:table-row table:style-name="ro1">
          <table:table-cell table:style-name="ce22" office:value-type="float" office:value="0">
            <office:annotation draw:style-name="gr2" draw:text-style-name="P2" svg:width="1.1413in" svg:height="0.7626in" svg:x="1.1374in" svg:y="0.0437in" draw:caption-point-x="-0.2437in" draw:caption-point-y="0.1827in">
              <dc:date>2014-08-27T00:00:00</dc:date>
              <text:p text:style-name="P2"><text:span text:style-name="T3">Added to be consistent with Yii app skeleton</text:span></text:p>
            </office:annotation>
            <text:p>0</text:p>
          </table:table-cell>
          <table:table-cell office:value-type="string">
            <office:annotation draw:style-name="gr3" draw:text-style-name="P2" svg:width="2.2327in" svg:height="0.6626in" svg:x="2.1291in" svg:y="0in" draw:caption-point-x="-0.3374in" draw:caption-point-y="0.2264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admin</text:p>
          </table:table-cell>
          <table:table-cell office:value-type="string">
            <text:p>admin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8]" office:value-type="string" office:string-value="AD">
            <text:p>AD</text:p>
          </table:table-cell>
          <table:table-cell table:formula="of:=[$master.D8]" office:value-type="string" office:string-value="User">
            <text:p>User</text:p>
          </table:table-cell>
          <table:table-cell table:formula="of:=[$master.C8]" office:value-type="string" office:string-value="Admin">
            <text:p>Admin</text:p>
          </table:table-cell>
          <table:table-cell table:style-name="ce22" table:formula="of:=[master.E8]" office:value-type="string" office:string-value="AD">
            <text:p>AD</text:p>
          </table:table-cell>
          <table:table-cell table:formula="of:=[master.B8]" office:value-type="float" office:value="1">
            <text:p>1</text:p>
          </table:table-cell>
          <table:table-cell table:formula="of:=[master.J8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office:value-type="float" office:value="1">
            <office:annotation draw:style-name="gr2" draw:text-style-name="P2" svg:width="1.1413in" svg:height="0.7626in" svg:x="1.1374in" svg:y="0.2343in" draw:caption-point-x="-0.2437in" draw:caption-point-y="0.2142in">
              <dc:date>2014-08-27T00:00:00</dc:date>
              <text:p text:style-name="P2"><text:span text:style-name="T3">Added to be consistent with Yii app skeleton</text:span></text:p>
            </office:annotation>
            <text:p>1</text:p>
          </table:table-cell>
          <table:table-cell office:value-type="string">
            <office:annotation draw:style-name="gr3" draw:text-style-name="P2" svg:width="2.2327in" svg:height="0.6626in" svg:x="2.5268in" svg:y="0in" draw:caption-point-x="-0.735in" draw:caption-point-y="0.4484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demo</text:p>
          </table:table-cell>
          <table:table-cell office:value-type="string">
            <text:p>demo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9]" office:value-type="string" office:string-value="DU">
            <text:p>DU</text:p>
          </table:table-cell>
          <table:table-cell table:formula="of:=[$master.D9]" office:value-type="string" office:string-value="User">
            <text:p>User</text:p>
          </table:table-cell>
          <table:table-cell table:formula="of:=[$master.C9]" office:value-type="string" office:string-value="Demo">
            <text:p>Demo</text:p>
          </table:table-cell>
          <table:table-cell table:style-name="ce22" table:formula="of:=[master.E9]" office:value-type="string" office:string-value="DU">
            <text:p>DU</text:p>
          </table:table-cell>
          <table:table-cell table:formula="of:=[master.B9]" office:value-type="float" office:value="1">
            <text:p>1</text:p>
          </table:table-cell>
          <table:table-cell table:formula="of:=[master.J9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22" office:value-type="float" office:value="2">
            <text:p>2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master.E10]" office:value-type="string" office:string-value="BJ">
            <text:p>BJ</text:p>
          </table:table-cell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style-name="ce22" table:formula="of:=[master.E10]" office:value-type="string" office:string-value="BJ">
            <text:p>BJ</text:p>
          </table:table-cell>
          <table:table-cell table:formula="of:=[master.B10]" office:value-type="float" office:value="1">
            <text:p>1</text:p>
          </table:table-cell>
          <table:table-cell table:formula="of:=[master.J10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3">
            <text:p>3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master.E11]" office:value-type="string" office:string-value="BS">
            <text:p>BS</text:p>
          </table:table-cell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style-name="ce22" table:formula="of:=[master.E11]" office:value-type="string" office:string-value="BS">
            <text:p>BS</text:p>
          </table:table-cell>
          <table:table-cell table:formula="of:=[master.B11]" office:value-type="float" office:value="1">
            <text:p>1</text:p>
          </table:table-cell>
          <table:table-cell table:formula="of:=[master.J1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4">
            <text:p>4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master.E12]" office:value-type="string" office:string-value="BA">
            <text:p>BA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style-name="ce22" table:formula="of:=[master.E12]" office:value-type="string" office:string-value="BA">
            <text:p>BA</text:p>
          </table:table-cell>
          <table:table-cell table:formula="of:=[master.B12]" office:value-type="float" office:value="1">
            <text:p>1</text:p>
          </table:table-cell>
          <table:table-cell table:formula="of:=[master.J12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5">
            <text:p>5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master.E13]" office:value-type="string" office:string-value="FM">
            <text:p>FM</text:p>
          </table:table-cell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style-name="ce22" table:formula="of:=[master.E13]" office:value-type="string" office:string-value="FM">
            <text:p>FM</text:p>
          </table:table-cell>
          <table:table-cell table:formula="of:=[master.B13]" office:value-type="float" office:value="1">
            <text:p>1</text:p>
          </table:table-cell>
          <table:table-cell table:formula="of:=[master.J13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6">
            <text:p>6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master.E14]" office:value-type="string" office:string-value="GJ">
            <text:p>GJ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style-name="ce22" table:formula="of:=[master.E14]" office:value-type="string" office:string-value="GJ">
            <text:p>GJ</text:p>
          </table:table-cell>
          <table:table-cell table:formula="of:=[master.B14]" office:value-type="float" office:value="1">
            <text:p>1</text:p>
          </table:table-cell>
          <table:table-cell table:formula="of:=[master.J14]" office:value-type="float" office:value="4">
            <text:p>4</text:p>
          </table:table-cell>
          <table:table-cell table:number-columns-repeated="230"/>
        </table:table-row>
        <table:table-row table:style-name="ro1">
          <table:table-cell table:style-name="ce22" office:value-type="float" office:value="7">
            <text:p>7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master.E15]" office:value-type="string" office:string-value="HB">
            <text:p>HB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style-name="ce22" table:formula="of:=[master.E15]" office:value-type="string" office:string-value="HB">
            <text:p>HB</text:p>
          </table:table-cell>
          <table:table-cell table:formula="of:=[master.B15]" office:value-type="float" office:value="1">
            <text:p>1</text:p>
          </table:table-cell>
          <table:table-cell table:formula="of:=[master.J15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8">
            <text:p>8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master.E16]" office:value-type="string" office:string-value="HR">
            <text:p>HR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style-name="ce22" table:formula="of:=[master.E16]" office:value-type="string" office:string-value="HR">
            <text:p>HR</text:p>
          </table:table-cell>
          <table:table-cell table:formula="of:=[master.B16]" office:value-type="float" office:value="1">
            <text:p>1</text:p>
          </table:table-cell>
          <table:table-cell table:formula="of:=[master.J16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office:value-type="float" office:value="9">
            <text:p>9</text:p>
          </table:table-cell>
          <table:table-cell table:formula="of:=[$master.G17]" office:value-type="string" office:string-value="jwood">
            <text:p>jwood</text:p>
          </table:table-cell>
          <table:table-cell table:formula="of:=[$master.G17]" office:value-type="string" office:string-value="jwood">
            <text:p>jwood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master.E17]" office:value-type="string" office:string-value="JW">
            <text:p>JW</text:p>
          </table:table-cell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style-name="ce22" table:formula="of:=[master.E17]" office:value-type="string" office:string-value="JW">
            <text:p>JW</text:p>
          </table:table-cell>
          <table:table-cell table:formula="of:=[master.B17]" office:value-type="float" office:value="1">
            <text:p>1</text:p>
          </table:table-cell>
          <table:table-cell table:formula="of:=[master.J17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22" office:value-type="float" office:value="10">
            <text:p>10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master.E18]" office:value-type="string" office:string-value="JP">
            <text:p>JP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style-name="ce22" table:formula="of:=[master.E18]" office:value-type="string" office:string-value="JP">
            <text:p>JP</text:p>
          </table:table-cell>
          <table:table-cell table:formula="of:=[master.B18]" office:value-type="float" office:value="1">
            <text:p>1</text:p>
          </table:table-cell>
          <table:table-cell table:formula="of:=[master.J18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1">
            <text:p>11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master.E19]" office:value-type="string" office:string-value="JH">
            <text:p>JH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style-name="ce22" table:formula="of:=[master.E19]" office:value-type="string" office:string-value="JH">
            <text:p>JH</text:p>
          </table:table-cell>
          <table:table-cell table:formula="of:=[master.B19]" office:value-type="float" office:value="1">
            <text:p>1</text:p>
          </table:table-cell>
          <table:table-cell table:formula="of:=[master.J19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office:value-type="float" office:value="12">
            <text:p>12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master.E20]" office:value-type="string" office:string-value="JM">
            <text:p>JM</text:p>
          </table:table-cell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style-name="ce22" table:formula="of:=[master.E20]" office:value-type="string" office:string-value="JM">
            <text:p>JM</text:p>
          </table:table-cell>
          <table:table-cell table:formula="of:=[master.B20]" office:value-type="float" office:value="1">
            <text:p>1</text:p>
          </table:table-cell>
          <table:table-cell table:formula="of:=[master.J20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office:value-type="float" office:value="13">
            <text:p>13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master.E21]" office:value-type="string" office:string-value="JS">
            <text:p>JS</text:p>
          </table:table-cell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style-name="ce22" table:formula="of:=[master.E21]" office:value-type="string" office:string-value="JS">
            <text:p>JS</text:p>
          </table:table-cell>
          <table:table-cell table:formula="of:=[master.B21]" office:value-type="float" office:value="1">
            <text:p>1</text:p>
          </table:table-cell>
          <table:table-cell table:formula="of:=[master.J2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4">
            <text:p>14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master.E22]" office:value-type="string" office:string-value="MB">
            <text:p>MB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style-name="ce22" table:formula="of:=[master.E22]" office:value-type="string" office:string-value="MB">
            <text:p>MB</text:p>
          </table:table-cell>
          <table:table-cell table:formula="of:=[master.B22]" office:value-type="float" office:value="1">
            <text:p>1</text:p>
          </table:table-cell>
          <table:table-cell table:formula="of:=[master.J22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5">
            <text:p>15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master.E23]" office:value-type="string" office:string-value="MN">
            <text:p>MN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style-name="ce22" table:formula="of:=[master.E23]" office:value-type="string" office:string-value="MN">
            <text:p>MN</text:p>
          </table:table-cell>
          <table:table-cell table:formula="of:=[master.B23]" office:value-type="float" office:value="1">
            <text:p>1</text:p>
          </table:table-cell>
          <table:table-cell table:formula="of:=[master.J23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office:value-type="float" office:value="16">
            <text:p>16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master.E24]" office:value-type="string" office:string-value="MB">
            <text:p>MB</text:p>
          </table:table-cell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style-name="ce22" table:formula="of:=[master.E24]" office:value-type="string" office:string-value="MB">
            <text:p>MB</text:p>
          </table:table-cell>
          <table:table-cell table:formula="of:=[master.B24]" office:value-type="float" office:value="1">
            <text:p>1</text:p>
          </table:table-cell>
          <table:table-cell table:formula="of:=[master.J24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17">
            <text:p>17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master.E25]" office:value-type="string" office:string-value="MD">
            <text:p>MD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style-name="ce22" table:formula="of:=[master.E25]" office:value-type="string" office:string-value="MD">
            <text:p>MD</text:p>
          </table:table-cell>
          <table:table-cell table:formula="of:=[master.B25]" office:value-type="float" office:value="1">
            <text:p>1</text:p>
          </table:table-cell>
          <table:table-cell table:formula="of:=[master.J25]" office:value-type="float" office:value="6">
            <text:p>6</text:p>
          </table:table-cell>
          <table:table-cell table:number-columns-repeated="230"/>
        </table:table-row>
        <table:table-row table:style-name="ro1">
          <table:table-cell table:style-name="ce22" office:value-type="float" office:value="18">
            <text:p>18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master.E26]" office:value-type="string" office:string-value="NN">
            <text:p>NN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style-name="ce22" table:formula="of:=[master.E26]" office:value-type="string" office:string-value="NN">
            <text:p>NN</text:p>
          </table:table-cell>
          <table:table-cell table:formula="of:=[master.B26]" office:value-type="float" office:value="1">
            <text:p>1</text:p>
          </table:table-cell>
          <table:table-cell table:formula="of:=[master.J26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9">
            <text:p>19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master.E27]" office:value-type="string" office:string-value="RS">
            <text:p>RS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style-name="ce22" table:formula="of:=[master.E27]" office:value-type="string" office:string-value="RS">
            <text:p>RS</text:p>
          </table:table-cell>
          <table:table-cell table:formula="of:=[master.B27]" office:value-type="float" office:value="1">
            <text:p>1</text:p>
          </table:table-cell>
          <table:table-cell table:formula="of:=[master.J27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0">
            <text:p>20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master.E28]" office:value-type="string" office:string-value="SM">
            <text:p>SM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style-name="ce22" table:formula="of:=[master.E28]" office:value-type="string" office:string-value="SM">
            <text:p>SM</text:p>
          </table:table-cell>
          <table:table-cell table:formula="of:=[master.B28]" office:value-type="float" office:value="1">
            <text:p>1</text:p>
          </table:table-cell>
          <table:table-cell table:formula="of:=[master.J28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office:value-type="float" office:value="21">
            <text:p>21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29]" office:value-type="string" office:string-value="TS">
            <text:p>TS</text:p>
          </table:table-cell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style-name="ce22" table:formula="of:=[master.E29]" office:value-type="string" office:string-value="TS">
            <text:p>TS</text:p>
          </table:table-cell>
          <table:table-cell table:formula="of:=[master.B29]" office:value-type="float" office:value="1">
            <text:p>1</text:p>
          </table:table-cell>
          <table:table-cell table:formula="of:=[master.J29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2">
            <text:p>22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master.E30]" office:value-type="string" office:string-value="WD">
            <text:p>W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style-name="ce22" table:formula="of:=[master.E30]" office:value-type="string" office:string-value="WD">
            <text:p>WD</text:p>
          </table:table-cell>
          <table:table-cell table:formula="of:=[master.B30]" office:value-type="float" office:value="1">
            <text:p>1</text:p>
          </table:table-cell>
          <table:table-cell table:formula="of:=[master.J30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3">
            <text:p>23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master.E31]" office:value-type="string" office:string-value="WC">
            <text:p>WC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style-name="ce22" table:formula="of:=[master.E31]" office:value-type="string" office:string-value="WC">
            <text:p>WC</text:p>
          </table:table-cell>
          <table:table-cell table:formula="of:=[master.B31]" office:value-type="float" office:value="1">
            <text:p>1</text:p>
          </table:table-cell>
          <table:table-cell table:formula="of:=[master.J31]" office:value-type="float" office:value="8">
            <text:p>8</text:p>
          </table:table-cell>
          <table:table-cell table:number-columns-repeated="230"/>
        </table:table-row>
        <table:table-row table:style-name="ro1" table:number-rows-repeated="2">
          <table:table-cell/>
          <table:table-cell table:style-name="Default" table:number-columns-repeated="239"/>
        </table:table-row>
        <table:table-row table:style-name="ro1" table:number-rows-repeated="1048548">
          <table:table-cell table:number-columns-repeated="240"/>
        </table:table-row>
        <table:table-row table:style-name="ro1">
          <table:table-cell table:number-columns-repeated="240"/>
        </table:table-row>
        <table:named-expressions>
          <table:named-range table:name="Excel_BuiltIn_Print_Area" table:base-cell-address="$master.$A$1" table:cell-range-address="$person.$B$1:.$I$25" table:range-usable-as="print-range"/>
          <table:named-range table:name="_xlnm.Print_Area" table:base-cell-address="$master.$A$1" table:cell-range-address="$person.$B$1:.$I$25"/>
        </table:named-expressions>
      </table:table>
      <table:table table:name="person_profile" table:style-name="ta2">
        <office:forms form:automatic-focus="false" form:apply-design-mode="false"/>
        <table:table-column table:style-name="co39" table:default-cell-style-name="ce34"/>
        <table:table-column table:style-name="co40" table:default-cell-style-name="Default"/>
        <table:table-column table:style-name="co41" table:default-cell-style-name="Default"/>
        <table:table-column table:style-name="co42" table:default-cell-style-name="ce39"/>
        <table:table-column table:style-name="co42" table:number-columns-repeated="20" table:default-cell-style-name="Default"/>
        <table:table-row table:style-name="ro2">
          <table:table-cell table:style-name="ce32" office:value-type="string">
            <text:p>ID</text:p>
          </table:table-cell>
          <table:table-cell table:style-name="ce36" office:value-type="string">
            <text:p>Name</text:p>
          </table:table-cell>
          <table:table-cell table:style-name="ce36" office:value-type="string">
            <text:p>Description</text:p>
          </table:table-cell>
          <table:table-cell table:style-name="ce37" office:value-type="string">
            <text:p>ID</text:p>
          </table:table-cell>
          <table:table-cell table:style-name="ce41" office:value-type="string">
            <text:p>Create User, Edit Perm Group</text:p>
          </table:table-cell>
          <table:table-cell table:style-name="ce42" office:value-type="string">
            <text:p>ECO Admin and Item Status</text:p>
          </table:table-cell>
          <table:table-cell table:style-name="ce42" office:value-type="string">
            <text:p>Create PN</text:p>
          </table:table-cell>
          <table:table-cell table:style-name="ce42" office:value-type="string">
            <text:p>Item Specs, Parts Lists, Made From, Files</text:p>
          </table:table-cell>
          <table:table-cell table:style-name="ce42" office:value-type="string">
            <text:p>Item User 6-10</text:p>
          </table:table-cell>
          <table:table-cell table:style-name="ce42" office:value-type="string">
            <text:p>Costs + <text:s/>Update Costs when making Purch List</text:p>
          </table:table-cell>
          <table:table-cell table:style-name="ce42" office:value-type="string">
            <text:p>Sources (vendor, mfr, mfr pn, line card)</text:p>
          </table:table-cell>
          <table:table-cell table:style-name="ce42" office:value-type="string">
            <text:p>Cust &amp; Jobs (View)</text:p>
          </table:table-cell>
          <table:table-cell table:style-name="ce42" office:value-type="string">
            <text:p>Cust (Edit)</text:p>
          </table:table-cell>
          <table:table-cell table:style-name="ce42" office:value-type="string">
            <text:p>Job</text:p>
          </table:table-cell>
          <table:table-cell table:style-name="ce42" office:value-type="string">
            <text:p>PO</text:p>
          </table:table-cell>
          <table:table-cell table:style-name="ce42" office:value-type="string">
            <text:p>RFQ</text:p>
          </table:table-cell>
          <table:table-cell table:style-name="ce42" office:value-type="string">
            <text:p>Overkit Entries</text:p>
          </table:table-cell>
          <table:table-cell table:style-name="ce42" office:value-type="string">
            <text:p>Min Stk Entries</text:p>
          </table:table-cell>
          <table:table-cell table:style-name="ce42" office:value-type="string">
            <text:p>Stock Qtys</text:p>
          </table:table-cell>
          <table:table-cell table:style-name="ce42" office:value-type="string">
            <text:p>Units of Measure</text:p>
          </table:table-cell>
          <table:table-cell table:style-name="ce42" office:value-type="string">
            <text:p>Print</text:p>
          </table:table-cell>
          <table:table-cell table:style-name="ce42" office:value-type="string">
            <text:p>Report Design</text:p>
          </table:table-cell>
          <table:table-cell table:style-name="ce42" office:value-type="string">
            <text:p>Import</text:p>
          </table:table-cell>
          <table:table-cell table:style-name="ce43" office:value-type="string">
            <text:p>Export</text:p>
          </table:table-cell>
        </table:table-row>
        <table:table-row table:style-name="ro1">
          <table:table-cell table:style-name="ce33" office:value-type="float" office:value="0">
            <text:p>0</text:p>
          </table:table-cell>
          <table:table-cell office:value-type="string">
            <text:p>Admin</text:p>
          </table:table-cell>
          <table:table-cell office:value-type="string">
            <text:p>Create/Read/Update/Delete access to all data</text:p>
          </table:table-cell>
          <table:table-cell table:style-name="ce38" table:formula="of:=[.A2]" office:value-type="float" office:value="0">
            <text:p>0</text:p>
          </table:table-cell>
          <table:table-cell table:number-columns-repeated="19" table:style-name="ce29" office:value-type="string">
            <text:p>X</text:p>
          </table:table-cell>
          <table:table-cell table:style-name="ce38" office:value-type="string">
            <text:p>X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Create/Read/Update access to all data</text:p>
          </table:table-cell>
          <table:table-cell table:style-name="ce38" table:formula="of:=[.A3]" office:value-type="float" office:value="1">
            <text:p>1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38" table:formula="of:=[.A4]" office:value-type="float" office:value="2">
            <text:p>2</text:p>
          </table:table-cell>
          <table:table-cell table:style-name="ce29" table:number-columns-repeated="2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3" table:style-name="ce29" office:value-type="string">
            <text:p>X</text:p>
          </table:table-cell>
          <table:table-cell table:style-name="ce29" table:number-columns-repeated="3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number-columns-repeated="4" table:style-name="ce29" office:value-type="string">
            <text:p>X</text:p>
          </table:table-cell>
          <table:table-cell table:style-name="ce38" office:value-type="string">
            <text:p>X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38" table:formula="of:=[.A5]" office:value-type="float" office:value="3">
            <text:p>3</text:p>
          </table:table-cell>
          <table:table-cell table:style-name="ce29" table:number-columns-repeated="6"/>
          <table:table-cell table:number-columns-repeated="5" table:style-name="ce29" office:value-type="string">
            <text:p>X</text:p>
          </table:table-cell>
          <table:table-cell table:style-name="ce29" table:number-columns-repeated="5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4">
          <table:table-cell table:style-name="ce33" office:value-type="float" office:value="4">
            <text:p>4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-kitting and minimum stocking quantities.</text:p>
          </table:table-cell>
          <table:table-cell table:style-name="ce38" table:formula="of:=[.A6]" office:value-type="float" office:value="4">
            <text:p>4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4"/>
          <table:table-cell table:number-columns-repeated="3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/>
          <table:table-cell table:style-name="ce38" office:value-type="string">
            <text:p>X</text:p>
          </table:table-cell>
        </table:table-row>
        <table:table-row table:style-name="ro4">
          <table:table-cell table:style-name="ce33" office:value-type="float" office:value="5">
            <text:p>5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38" table:formula="of:=[.A7]" office:value-type="float" office:value="5">
            <text:p>5</text:p>
          </table:table-cell>
          <table:table-cell table:style-name="ce29" table:number-columns-repeated="4"/>
          <table:table-cell table:style-name="ce29" office:value-type="string">
            <text:p>X</text:p>
          </table:table-cell>
          <table:table-cell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2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5">
          <table:table-cell table:style-name="ce33" office:value-type="float" office:value="6">
            <text:p>6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released. Upon a change request, archives current revision</text:p>
            <text:p>BOM and changes Status to Unreleased with new rev level.</text:p>
          </table:table-cell>
          <table:table-cell table:style-name="ce38" table:formula="of:=[.A8]" office:value-type="float" office:value="6">
            <text:p>6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6">
          <table:table-cell table:style-name="ce33" office:value-type="float" office:value="7">
            <text:p>7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38" table:formula="of:=[.A9]" office:value-type="float" office:value="7">
            <text:p>7</text:p>
          </table:table-cell>
          <table:table-cell table:style-name="ce29" table:number-columns-repeated="7"/>
          <table:table-cell table:number-columns-repeated="3" table:style-name="ce29" office:value-type="string">
            <text:p>X</text:p>
          </table:table-cell>
          <table:table-cell table:style-name="ce29" table:number-columns-repeated="6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1">
          <table:table-cell table:style-name="ce33" office:value-type="float" office:value="8">
            <text:p>8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38" table:formula="of:=[.A10]" office:value-type="float" office:value="8">
            <text:p>8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1" table:number-rows-repeated="1048562">
          <table:table-cell table:number-columns-repeated="24"/>
        </table:table-row>
        <table:table-row table:style-name="ro1" table:number-rows-repeated="3">
          <table:table-cell table:style-name="ce35"/>
          <table:table-cell table:style-name="ce5" table:number-columns-repeated="2"/>
          <table:table-cell table:style-name="ce40"/>
          <table:table-cell table:number-columns-repeated="20"/>
        </table:table-row>
        <table:table-row table:style-name="ro1">
          <table:table-cell table:style-name="ce35"/>
          <table:table-cell table:style-name="ce5" table:number-columns-repeated="2"/>
          <table:table-cell table:style-name="ce40"/>
          <table:table-cell table:number-columns-repeated="20"/>
        </table:table-row>
        <table:named-expressions/>
      </table:table>
      <table:table table:name="person_status" table:style-name="ta2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44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table:style-name="ce29" office:value-type="float" office:value="0">
            <text:p>0</text:p>
          </table:table-cell>
          <table:table-cell office:value-type="string">
            <text:p>Inactive</text:p>
          </table:table-cell>
          <table:table-cell table:style-name="ce45" office:value-type="string">
            <text:p>Person is not available for selection when a person must be specified.</text:p>
          </table:table-cell>
        </table:table-row>
        <table:table-row table:style-name="ro1">
          <table:table-cell table:style-name="ce29" office:value-type="float" office:value="1">
            <text:p>1</text:p>
          </table:table-cell>
          <table:table-cell office:value-type="string">
            <text:p>Active</text:p>
          </table:table-cell>
          <table:table-cell table:style-name="ce45" office:value-type="string">
            <text:p>Person is fully available.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opendocman" table:style-name="ta2">
        <table:table-column table:style-name="co43" table:default-cell-style-name="Default"/>
        <table:table-column table:style-name="co7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$master.P11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$master.P12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$master.P13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$master.P14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$master.P15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$master.P1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G17]" office:value-type="string" office:string-value="jwood">
            <text:p>jwood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$master.P17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$master.P18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$master.P19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$master.P20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$master.P21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$master.P22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$master.P23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$master.P24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$master.P25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$master.P2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$master.P27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$master.P2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$master.P29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X30]" office:value-type="string" office:string-value="1-315-123-4567">
            <text:p>1-315-123-4567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$master.P30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X31]" office:value-type="string" office:string-value="1-315-123-4567">
            <text:p>1-315-123-4567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$master.P31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person-ldap" table:style-name="ta2" table:print="false">
        <table:table-column table:style-name="co45" table:default-cell-style-name="Default"/>
        <table:table-column table:style-name="co9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4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7">
          <table:table-cell table:formula="of:=CONCATENATE([$master.C8]; &quot; &quot;;[$master.D8])" office:value-type="string" office:string-value="Admin User">
            <text:p>Admin User</text:p>
          </table:table-cell>
          <table:table-cell table:formula="of:=[$master.C8]" office:value-type="string" office:string-value="Admin">
            <text:p>Admin</text:p>
          </table:table-cell>
          <table:table-cell table:formula="of:=[$master.D8]" office:value-type="string" office:string-value="User">
            <text:p>User</text:p>
          </table:table-cell>
          <table:table-cell/>
          <table:table-cell table:formula="of:=[$master.N8]" office:value-type="string" office:string-value="admin@swiftconstructioncompany.net">
            <text:p>admin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I$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9]; &quot; &quot;;[$master.D9])" office:value-type="string" office:string-value="Demo User">
            <text:p>Demo User</text:p>
          </table:table-cell>
          <table:table-cell table:formula="of:=[$master.C9]" office:value-type="string" office:string-value="Demo">
            <text:p>Demo</text:p>
          </table:table-cell>
          <table:table-cell table:formula="of:=[$master.D9]" office:value-type="string" office:string-value="User">
            <text:p>User</text:p>
          </table:table-cell>
          <table:table-cell/>
          <table:table-cell table:formula="of:=[$master.N9]" office:value-type="string" office:string-value="demo@swiftconstructioncompany.net">
            <text:p>demo@swiftconstructioncompany.net</text:p>
          </table:table-cell>
          <table:table-cell table:number-columns-repeated="5"/>
        </table:table-row>
        <table:table-row table:style-name="ro1">
          <table:table-cell table:formula="of:=CONCATENATE([$master.C10]; &quot; &quot;;[$master.D10])" office:value-type="string" office:string-value="Barcoe Jenks">
            <text:p>Barcoe 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D10]" office:value-type="string" office:string-value="Jenks">
            <text:p>Jenks</text:p>
          </table:table-cell>
          <table:table-cell table:formula="of:=[$master.M10]" office:value-type="string" office:string-value="Electronics Engineer">
            <text:p>Electronics Engineer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jenks">
            <text:p>bjenks</text:p>
          </table:table-cell>
          <table:table-cell table:formula="of:=[master.I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1]; &quot; &quot;;[$master.D11])" office:value-type="string" office:string-value="Barton Swift">
            <text:p>Barton 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D11]" office:value-type="string" office:string-value="Swift">
            <text:p>Swift</text:p>
          </table:table-cell>
          <table:table-cell table:formula="of:=[$master.M11]" office:value-type="string" office:string-value="President">
            <text:p>Presiden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>
            <office:annotation draw:style-name="gr5" draw:text-style-name="P2" svg:width="1.1413in" svg:height="0.5917in" svg:x="11.7535in" svg:y="0.3035in" draw:caption-point-x="-0.2835in" draw:caption-point-y="0.5937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bswift">
            <text:p>bswift</text:p>
          </table:table-cell>
          <table:table-cell table:formula="of:=[master.I1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2]; &quot; &quot;;[$master.D12])" office:value-type="string" office:string-value="Bub Armstrong">
            <text:p>Bub 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M12]" office:value-type="string" office:string-value="Mechanical Engineer">
            <text:p>Mechanical Engineer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CONCATENATE(&quot;cn=&quot;;[$master.R1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master.I1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3]; &quot; &quot;;[$master.D13])" office:value-type="string" office:string-value="Frank Mason">
            <text:p>Frank 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D13]" office:value-type="string" office:string-value="Mason">
            <text:p>Mason</text:p>
          </table:table-cell>
          <table:table-cell table:formula="of:=[$master.M13]" office:value-type="string" office:string-value="Engineering Project Coordinator">
            <text:p>Engineering Project Coordinator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CONCATENATE(&quot;cn=&quot;;[$master.R1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fmason">
            <text:p>fmason</text:p>
          </table:table-cell>
          <table:table-cell table:formula="of:=[master.I1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4]; &quot; &quot;;[$master.D14])" office:value-type="string" office:string-value="Garret Jackson">
            <text:p>Garret 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M14]" office:value-type="string" office:string-value="Production Planner">
            <text:p>Production Planner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CONCATENATE(&quot;cn=&quot;;[$master.R14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gjackson">
            <text:p>gjackson</text:p>
          </table:table-cell>
          <table:table-cell table:formula="of:=[master.I1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5]; &quot; &quot;;[$master.D15])" office:value-type="string" office:string-value="Hank Baldwin">
            <text:p>Hank 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M15]" office:value-type="string" office:string-value="Lead Hand">
            <text:p>Lead Hand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CONCATENATE(&quot;cn=&quot;;[$master.R15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hbaldwin">
            <text:p>hbaldwin</text:p>
          </table:table-cell>
          <table:table-cell table:formula="of:=[master.I1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6]; &quot; &quot;;[$master.D16])" office:value-type="string" office:string-value="Helen Randall">
            <text:p>Helen 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M16]" office:value-type="string" office:string-value="AP Clerk">
            <text:p>AP Clerk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CONCATENATE(&quot;cn=&quot;;[$master.R16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hrandall">
            <text:p>hrandall</text:p>
          </table:table-cell>
          <table:table-cell table:formula="of:=[master.I1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7]; &quot; &quot;;[$master.D17])" office:value-type="string" office:string-value="Jacab Wood">
            <text:p>Jacab 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D17]" office:value-type="string" office:string-value="Wood">
            <text:p>Wood</text:p>
          </table:table-cell>
          <table:table-cell table:formula="of:=[$master.M17]" office:value-type="string" office:string-value="Sales Agent">
            <text:p>Sales Agent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CONCATENATE(&quot;cn=&quot;;[$master.R17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wood">
            <text:p>jwood</text:p>
          </table:table-cell>
          <table:table-cell table:formula="of:=[master.I1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8]; &quot; &quot;;[$master.D18])" office:value-type="string" office:string-value="James Period">
            <text:p>James 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M18]" office:value-type="string" office:string-value="Director, Sales &amp; Marketing">
            <text:p>Director, Sales &amp; Marketing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CONCATENATE(&quot;cn=&quot;;[$master.R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period">
            <text:p>jperiod</text:p>
          </table:table-cell>
          <table:table-cell table:formula="of:=[master.I1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9]; &quot; &quot;;[$master.D19])" office:value-type="string" office:string-value="Jennie Haddon">
            <text:p>Jennie 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M19]" office:value-type="string" office:string-value="Buyer">
            <text:p>Buyer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CONCATENATE(&quot;cn=&quot;;[$master.R19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haddon">
            <text:p>jhaddon</text:p>
          </table:table-cell>
          <table:table-cell table:formula="of:=[master.I1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0]; &quot; &quot;;[$master.D20])" office:value-type="string" office:string-value="Jennie Morse">
            <text:p>Jennie 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D20]" office:value-type="string" office:string-value="Morse">
            <text:p>Morse</text:p>
          </table:table-cell>
          <table:table-cell table:formula="of:=[$master.M20]" office:value-type="string" office:string-value="AR Clerk">
            <text:p>AR Clerk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CONCATENATE(&quot;cn=&quot;;[$master.R20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jmorse">
            <text:p>jmorse</text:p>
          </table:table-cell>
          <table:table-cell table:formula="of:=[master.I2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1]; &quot; &quot;;[$master.D21])" office:value-type="string" office:string-value="John Sharp">
            <text:p>John 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D21]" office:value-type="string" office:string-value="Sharp">
            <text:p>Sharp</text:p>
          </table:table-cell>
          <table:table-cell table:formula="of:=[$master.M21]" office:value-type="string" office:string-value="Director, Prod Mgmt">
            <text:p>Director, Prod Mgmt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jsharp">
            <text:p>jsharp</text:p>
          </table:table-cell>
          <table:table-cell table:formula="of:=[master.I2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2]; &quot; &quot;;[$master.D22])" office:value-type="string" office:string-value="Martha Baggert">
            <text:p>Martha 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M22]" office:value-type="string" office:string-value="Director, Human Resources">
            <text:p>Director, Human Resources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CONCATENATE(&quot;cn=&quot;;[$master.R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aggert">
            <text:p>mbaggert</text:p>
          </table:table-cell>
          <table:table-cell table:formula="of:=[master.I2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3]; &quot; &quot;;[$master.D23])" office:value-type="string" office:string-value="Mary Nestor">
            <text:p>Mary 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M23]" office:value-type="string" office:string-value="Director, MIS-IT">
            <text:p>Director, MIS-IT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nestor">
            <text:p>mnestor</text:p>
          </table:table-cell>
          <table:table-cell table:formula="of:=[master.I2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4]; &quot; &quot;;[$master.D24])" office:value-type="string" office:string-value="Minnie Blair">
            <text:p>Minnie 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D24]" office:value-type="string" office:string-value="Blair">
            <text:p>Blair</text:p>
          </table:table-cell>
          <table:table-cell table:formula="of:=[$master.M24]" office:value-type="string" office:string-value="Software Engineer">
            <text:p>Software Enginee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CONCATENATE(&quot;cn=&quot;;[$master.R24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mblair">
            <text:p>mblair</text:p>
          </table:table-cell>
          <table:table-cell table:formula="of:=[master.I2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5]; &quot; &quot;;[$master.D25])" office:value-type="string" office:string-value="Miquel DeLazes">
            <text:p>Miquel 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M25]" office:value-type="string" office:string-value="Director, Manufacturing">
            <text:p>Director, Manufacturing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mdelazes">
            <text:p>mdelazes</text:p>
          </table:table-cell>
          <table:table-cell table:formula="of:=[master.I2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6]; &quot; &quot;;[$master.D26])" office:value-type="string" office:string-value="Ned Newton">
            <text:p>Ned 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M26]" office:value-type="string" office:string-value="Chief Financial Officer">
            <text:p>Chief Financial Officer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CONCATENATE(&quot;cn=&quot;;[$master.R2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nnewton">
            <text:p>nnewton</text:p>
          </table:table-cell>
          <table:table-cell table:formula="of:=[master.I2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7]; &quot; &quot;;[$master.D27])" office:value-type="string" office:string-value="Rad Sampson">
            <text:p>Rad 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M27]" office:value-type="string" office:string-value="Director, Quality">
            <text:p>Director, Quality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rsampson">
            <text:p>rsampson</text:p>
          </table:table-cell>
          <table:table-cell table:formula="of:=[master.I2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8]; &quot; &quot;;[$master.D28])" office:value-type="string" office:string-value="Sarah Malloy">
            <text:p>Sarah 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M28]" office:value-type="string" office:string-value="Receiver">
            <text:p>Receiver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CONCATENATE(&quot;cn=&quot;;[$master.R2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smalloy">
            <text:p>smalloy</text:p>
          </table:table-cell>
          <table:table-cell table:formula="of:=[master.I2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9]; &quot; &quot;;[$master.D29])" office:value-type="string" office:string-value="Tom Swift">
            <text:p>Tom 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D29]" office:value-type="string" office:string-value="Swift">
            <text:p>Swift</text:p>
          </table:table-cell>
          <table:table-cell table:formula="of:=[$master.M29]" office:value-type="string" office:string-value="Director, Engineering">
            <text:p>Director, Engineering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tswift">
            <text:p>tswift</text:p>
          </table:table-cell>
          <table:table-cell table:formula="of:=[master.I2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30]; &quot; &quot;;[$master.D30])" office:value-type="string" office:string-value="Wakefield Damon">
            <text:p>Wakefield 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M30]" office:value-type="string" office:string-value="Technical Writer">
            <text:p>Technical Writer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CONCATENATE(&quot;cn=&quot;;[$master.R30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0]" office:value-type="string" office:string-value="wdamon">
            <text:p>wdamon</text:p>
          </table:table-cell>
          <table:table-cell table:formula="of:=[master.I3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31]; &quot; &quot;;[$master.D31])" office:value-type="string" office:string-value="William Crawford">
            <text:p>William 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M31]" office:value-type="string" office:string-value="Director, Legal">
            <text:p>Director, Legal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CONCATENATE(&quot;cn=&quot;;[$master.R3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1]" office:value-type="string" office:string-value="wcrawford">
            <text:p>wcrawford</text:p>
          </table:table-cell>
          <table:table-cell table:formula="of:=[master.I31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46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46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person_profile.A2:person_profil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01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01:12:34.37</dc:date>
    <meta:editing-cycles>50</meta:editing-cycles>
    <meta:editing-duration>PT18H58M28S</meta:editing-duration>
    <meta:generator>OpenOffice/4.1.1$Win32 OpenOffice.org_project/411m6$Build-9775</meta:generator>
    <dc:creator>Dale Scott</dc:creator>
    <meta:document-statistic meta:table-count="8" meta:cell-count="1840" meta:object-count="0"/>
  </office:meta>
</office:document-meta>
</file>